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Helvetica" svg:font-family="Helvetica" style:font-family-generic="swiss" style:font-pitch="variable" svg:panose-1="2 11 6 4 2 2 2 2 2 4"/>
    <style:font-face style:name="Garamond" svg:font-family="Garamond" style:font-family-generic="roman" style:font-pitch="variable" svg:panose-1="2 2 4 4 3 3 1 1 8 3"/>
  </office:font-face-decls>
  <office:automatic-styles>
    <text:list-style style:name="LFO1">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top="0.2in" fo:margin-bottom="0in" style:line-height-at-least="0.15in" fo:background-color="#FFFFFF"/>
      <style:text-properties style:font-name="Georgia" style:font-name-asian="Times New Roman" fo:color="#000000" fo:font-size="14.5pt" style:font-size-asian="14.5pt" style:font-size-complex="14.5pt" style:language-asian="en" style:country-asian="GB"/>
    </style:style>
    <style:style style:name="P2" style:parent-style-name="Normal" style:family="paragraph">
      <style:paragraph-properties fo:margin-bottom="0.0729in" style:line-height-at-least="0.25in" fo:background-color="#FFFFFF"/>
      <style:text-properties style:font-name="Georgia" style:font-name-asian="Times New Roman" style:font-name-complex="Helvetica" fo:color="#555555" fo:letter-spacing="0.0034in" fo:font-size="12pt" style:font-size-asian="12pt" style:font-size-complex="12pt" style:language-asian="en" style:country-asian="GB"/>
    </style:style>
    <style:style style:name="P3" style:parent-style-name="Normal" style:family="paragraph">
      <style:paragraph-properties fo:text-align="center" style:line-height-at-least="0.25in" fo:margin-left="0.8333in" fo:background-color="#FFFFFF">
        <style:tab-stops/>
      </style:paragraph-properties>
      <style:text-properties style:font-name="Georgia" style:font-name-asian="Times New Roman" style:font-name-complex="Helvetica" fo:color="#555555" fo:letter-spacing="0.0034in" fo:font-size="12pt" style:font-size-asian="12pt" style:font-size-complex="12pt" style:language-asian="en" style:country-asian="GB"/>
    </style:style>
    <style:style style:name="P4" style:parent-style-name="Normal" style:family="paragraph">
      <style:paragraph-properties fo:margin-bottom="0.0729in" style:line-height-at-least="0.25in" fo:background-color="#FFFFFF"/>
      <style:text-properties style:font-name="Georgia" style:font-name-asian="Times New Roman" style:font-name-complex="Helvetica" fo:color="#555555" fo:letter-spacing="0.0034in" fo:font-size="12pt" style:font-size-asian="12pt" style:font-size-complex="12pt" style:language-asian="en" style:country-asian="GB"/>
    </style:style>
    <style:style style:name="P5" style:parent-style-name="Heading3" style:family="paragraph">
      <style:paragraph-properties fo:margin-top="0.2in" fo:margin-bottom="0in" style:line-height-at-least="0.15in" fo:background-color="#FFFFFF"/>
      <style:text-properties style:font-name="Georgia" fo:font-weight="normal" style:font-weight-asian="normal" style:font-weight-complex="normal" fo:color="#000000" fo:font-size="14.5pt" style:font-size-asian="14.5pt" style:font-size-complex="14.5pt"/>
    </style:style>
    <style:style style:name="P6" style:parent-style-name="wprm-recipe-instruction" style:family="paragraph">
      <style:paragraph-properties fo:margin-top="0in" fo:margin-bottom="0.0729in" style:line-height-at-least="0.25in" fo:background-color="#FFFFFF"/>
      <style:text-properties style:font-name="Georgia" style:font-name-complex="Helvetica" fo:color="#555555" fo:letter-spacing="0.0034in"/>
    </style:style>
    <style:style style:name="P7" style:parent-style-name="wprm-recipe-instruction" style:family="paragraph">
      <style:paragraph-properties fo:text-align="center" fo:margin-top="0in" fo:margin-bottom="0.0729in" style:line-height-at-least="0.25in" fo:margin-left="0.8333in" fo:background-color="#FFFFFF">
        <style:tab-stops/>
      </style:paragraph-properties>
      <style:text-properties style:font-name="Georgia" style:font-name-complex="Helvetica" fo:color="#555555" fo:letter-spacing="0.0034in"/>
    </style:style>
    <style:style style:name="P8" style:parent-style-name="wprm-recipe-instruction" style:family="paragraph">
      <style:paragraph-properties fo:margin-top="0in" fo:margin-bottom="0.0729in" style:line-height-at-least="0.25in" fo:background-color="#FFFFFF"/>
      <style:text-properties style:font-name="Georgia" style:font-name-complex="Helvetica" fo:color="#555555" fo:letter-spacing="0.0034in"/>
    </style:style>
    <style:style style:name="P9" style:parent-style-name="wprm-recipe-instruction" style:family="paragraph">
      <style:paragraph-properties fo:text-align="center" fo:margin-top="0in" fo:margin-bottom="0.0729in" style:line-height-at-least="0.25in" fo:margin-left="0.8333in" fo:background-color="#FFFFFF">
        <style:tab-stops/>
      </style:paragraph-properties>
      <style:text-properties style:font-name="Georgia" style:font-name-complex="Helvetica" fo:color="#555555" fo:letter-spacing="0.0034in"/>
    </style:style>
    <style:style style:name="P10" style:parent-style-name="wprm-recipe-instruction" style:family="paragraph">
      <style:paragraph-properties fo:margin-top="0in" fo:margin-bottom="0.0729in" style:line-height-at-least="0.25in" fo:background-color="#FFFFFF"/>
      <style:text-properties style:font-name="Georgia" style:font-name-complex="Helvetica" fo:color="#555555" fo:letter-spacing="0.0034in"/>
    </style:style>
    <style:style style:name="P11" style:parent-style-name="wprm-recipe-instruction" style:family="paragraph">
      <style:paragraph-properties fo:text-align="center" fo:margin-top="0in" fo:margin-bottom="0.0729in" style:line-height-at-least="0.25in" fo:margin-left="0.8333in" fo:background-color="#FFFFFF">
        <style:tab-stops/>
      </style:paragraph-properties>
      <style:text-properties style:font-name="Georgia" style:font-name-complex="Helvetica" fo:color="#555555" fo:letter-spacing="0.0034in"/>
    </style:style>
    <style:style style:name="P12" style:parent-style-name="wprm-recipe-instruction" style:family="paragraph">
      <style:paragraph-properties fo:margin-top="0in" fo:margin-bottom="0.0729in" style:line-height-at-least="0.25in" fo:background-color="#FFFFFF"/>
      <style:text-properties style:font-name="Georgia" style:font-name-complex="Helvetica" fo:color="#555555" fo:letter-spacing="0.0034in"/>
    </style:style>
    <style:style style:name="P13" style:parent-style-name="wprm-recipe-instruction" style:family="paragraph">
      <style:paragraph-properties fo:text-align="center" fo:margin-top="0in" fo:margin-bottom="0.0729in" style:line-height-at-least="0.25in" fo:margin-left="0.8333in" fo:background-color="#FFFFFF">
        <style:tab-stops/>
      </style:paragraph-properties>
      <style:text-properties style:font-name="Georgia" style:font-name-complex="Helvetica" fo:color="#555555" fo:letter-spacing="0.0034in"/>
    </style:style>
    <style:style style:name="P14" style:parent-style-name="wprm-recipe-instruction" style:family="paragraph">
      <style:paragraph-properties fo:margin-top="0in" fo:margin-bottom="0.0729in" style:line-height-at-least="0.25in" fo:background-color="#FFFFFF"/>
      <style:text-properties style:font-name="Georgia" style:font-name-complex="Helvetica" fo:color="#555555" fo:letter-spacing="0.0034in"/>
    </style:style>
    <style:style style:name="P15" style:parent-style-name="wprm-recipe-instruction" style:family="paragraph">
      <style:paragraph-properties fo:text-align="center" fo:margin-top="0in" fo:margin-bottom="0.0729in" style:line-height-at-least="0.25in" fo:margin-left="0.8333in" fo:background-color="#FFFFFF">
        <style:tab-stops/>
      </style:paragraph-properties>
      <style:text-properties style:font-name="Georgia" style:font-name-complex="Helvetica" fo:color="#555555" fo:letter-spacing="0.0034in"/>
    </style:style>
    <style:style style:name="P16" style:parent-style-name="wprm-recipe-instruction" style:family="paragraph">
      <style:paragraph-properties fo:margin-top="0in" fo:margin-bottom="0.0729in" style:line-height-at-least="0.25in" fo:background-color="#FFFFFF"/>
      <style:text-properties style:font-name="Georgia" style:font-name-complex="Helvetica" fo:color="#555555" fo:letter-spacing="0.0034in"/>
    </style:style>
    <style:style style:name="P17" style:parent-style-name="Normal" style:family="paragraph">
      <style:paragraph-properties fo:margin-bottom="0.0729in" style:line-height-at-least="0.25in" fo:background-color="#FFFFFF"/>
      <style:text-properties style:font-name="Georgia" style:font-name-asian="Times New Roman" style:font-name-complex="Helvetica" fo:color="#555555" fo:letter-spacing="0.0034in" fo:font-size="12pt" style:font-size-asian="12pt" style:font-size-complex="12pt" style:language-asian="en" style:country-asian="GB"/>
    </style:style>
    <style:style style:name="P18" style:parent-style-name="Heading3" style:family="paragraph">
      <style:paragraph-properties fo:margin-top="0.2in" fo:margin-bottom="0in" style:line-height-at-least="0.15in" fo:background-color="#FFFFFF"/>
      <style:text-properties style:font-name="Georgia" fo:font-weight="normal" style:font-weight-asian="normal" style:font-weight-complex="normal" fo:color="#000000" fo:font-size="14.5pt" style:font-size-asian="14.5pt" style:font-size-complex="14.5pt"/>
    </style:style>
    <style:style style:name="P19" style:parent-style-name="wprm-recipe-instruction" style:family="paragraph">
      <style:paragraph-properties fo:margin-top="0in" fo:margin-bottom="0.0729in" style:line-height-at-least="0.25in" fo:background-color="#FFFFFF"/>
      <style:text-properties style:font-name="Georgia" fo:color="#555555" fo:letter-spacing="0.0034in"/>
    </style:style>
    <style:style style:name="P20" style:parent-style-name="wprm-recipe-instruction" style:family="paragraph">
      <style:paragraph-properties fo:text-align="center" fo:margin-top="0in" fo:margin-bottom="0.0729in" style:line-height-at-least="0.25in" fo:margin-left="0.8333in" fo:background-color="#FFFFFF">
        <style:tab-stops/>
      </style:paragraph-properties>
      <style:text-properties style:font-name="Georgia" fo:color="#555555" fo:letter-spacing="0.0034in"/>
    </style:style>
    <style:style style:name="P21" style:parent-style-name="wprm-recipe-instruction" style:family="paragraph">
      <style:paragraph-properties fo:margin-top="0in" fo:margin-bottom="0.0729in" style:line-height-at-least="0.25in" fo:background-color="#FFFFFF"/>
      <style:text-properties style:font-name="Georgia" fo:color="#555555" fo:letter-spacing="0.0034in"/>
    </style:style>
    <style:style style:name="P22" style:parent-style-name="wprm-recipe-instruction" style:family="paragraph">
      <style:paragraph-properties fo:text-align="center" fo:margin-top="0in" fo:margin-bottom="0.0729in" style:line-height-at-least="0.25in" fo:margin-left="0.8333in" fo:background-color="#FFFFFF">
        <style:tab-stops/>
      </style:paragraph-properties>
      <style:text-properties style:font-name="Georgia" fo:color="#555555" fo:letter-spacing="0.0034in"/>
    </style:style>
    <style:style style:name="P23" style:parent-style-name="wprm-recipe-instruction" style:family="paragraph">
      <style:paragraph-properties fo:margin-top="0in" fo:margin-bottom="0.0729in" style:line-height-at-least="0.25in" fo:background-color="#FFFFFF"/>
      <style:text-properties style:font-name="Georgia" fo:color="#555555" fo:letter-spacing="0.0034in"/>
    </style:style>
    <style:style style:name="P24" style:parent-style-name="wprm-recipe-instruction" style:family="paragraph">
      <style:paragraph-properties fo:text-align="center" fo:margin-top="0in" fo:margin-bottom="0.0729in" style:line-height-at-least="0.25in" fo:margin-left="0.8333in" fo:background-color="#FFFFFF">
        <style:tab-stops/>
      </style:paragraph-properties>
      <style:text-properties style:font-name="Georgia" fo:color="#555555" fo:letter-spacing="0.0034in"/>
    </style:style>
    <style:style style:name="P25" style:parent-style-name="wprm-recipe-instruction" style:family="paragraph">
      <style:paragraph-properties fo:margin-top="0in" fo:margin-bottom="0.0729in" style:line-height-at-least="0.25in" fo:background-color="#FFFFFF"/>
      <style:text-properties style:font-name="Georgia" fo:color="#555555" fo:letter-spacing="0.0034in"/>
    </style:style>
    <style:style style:name="P26" style:parent-style-name="wprm-recipe-instruction" style:family="paragraph">
      <style:paragraph-properties fo:text-align="center" fo:margin-top="0in" fo:margin-bottom="0.0729in" style:line-height-at-least="0.25in" fo:margin-left="0.8333in" fo:background-color="#FFFFFF">
        <style:tab-stops/>
      </style:paragraph-properties>
      <style:text-properties style:font-name="Georgia" fo:color="#555555" fo:letter-spacing="0.0034in"/>
    </style:style>
    <style:style style:name="P27" style:parent-style-name="wprm-recipe-instruction" style:family="paragraph">
      <style:paragraph-properties fo:margin-top="0in" fo:margin-bottom="0.0729in" style:line-height-at-least="0.25in" fo:background-color="#FFFFFF"/>
      <style:text-properties style:font-name="Georgia" fo:color="#555555" fo:letter-spacing="0.0034in"/>
    </style:style>
    <style:style style:name="P28" style:parent-style-name="wprm-recipe-instruction" style:family="paragraph">
      <style:paragraph-properties fo:text-align="center" fo:margin-top="0in" fo:margin-bottom="0.0729in" style:line-height-at-least="0.25in" fo:margin-left="0.8333in" fo:background-color="#FFFFFF">
        <style:tab-stops/>
      </style:paragraph-properties>
      <style:text-properties style:font-name="Georgia" fo:color="#555555" fo:letter-spacing="0.0034in"/>
    </style:style>
    <style:style style:name="P29" style:parent-style-name="wprm-recipe-instruction" style:family="paragraph">
      <style:paragraph-properties fo:margin-top="0in" fo:margin-bottom="0.0729in" style:line-height-at-least="0.25in" fo:background-color="#FFFFFF"/>
      <style:text-properties style:font-name="Georgia" fo:color="#555555" fo:letter-spacing="0.0034in"/>
    </style:style>
    <style:style style:name="P30" style:parent-style-name="wprm-recipe-instruction" style:family="paragraph">
      <style:paragraph-properties fo:text-align="center" fo:margin-top="0in" fo:margin-bottom="0.0729in" style:line-height-at-least="0.25in" fo:margin-left="0.8333in" fo:background-color="#FFFFFF">
        <style:tab-stops/>
      </style:paragraph-properties>
      <style:text-properties style:font-name="Georgia" fo:color="#555555" fo:letter-spacing="0.0034in"/>
    </style:style>
    <style:style style:name="P31" style:parent-style-name="Heading3" style:family="paragraph">
      <style:paragraph-properties fo:margin-top="0.2in" fo:margin-bottom="0in" style:line-height-at-least="0.15in" fo:background-color="#FFFFFF"/>
    </style:style>
    <style:style style:name="T32" style:parent-style-name="DefaultParagraphFont" style:family="text">
      <style:text-properties style:font-name="Georgia" fo:font-weight="normal" style:font-weight-asian="normal" style:font-weight-complex="normal" fo:color="#000000" fo:font-size="14.5pt" style:font-size-asian="14.5pt" style:font-size-complex="14.5pt"/>
    </style:style>
    <style:style style:name="T33" style:parent-style-name="DefaultParagraphFont" style:family="text">
      <style:text-properties style:font-name="Georgia" fo:font-weight="normal" style:font-weight-asian="normal" style:font-weight-complex="normal" fo:color="#000000" fo:font-size="14.5pt" style:font-size-asian="14.5pt" style:font-size-complex="14.5pt"/>
    </style:style>
    <style:style style:name="T34" style:parent-style-name="DefaultParagraphFont" style:family="text">
      <style:text-properties style:font-name="Georgia" style:font-name-complex="Helvetica" fo:font-weight="normal" style:font-weight-asian="normal" style:font-weight-complex="normal" fo:color="#000000" fo:font-size="14.5pt" style:font-size-asian="14.5pt" style:font-size-complex="14.5pt"/>
    </style:style>
    <style:style style:name="P35" style:parent-style-name="Heading4" style:family="paragraph">
      <style:paragraph-properties fo:margin-top="0.1333in" style:line-height-at-least="0.15in" fo:background-color="#FFFFFF"/>
    </style:style>
    <style:style style:name="T36" style:parent-style-name="DefaultParagraphFont" style:family="text">
      <style:text-properties style:font-name="Georgia" style:font-name-complex="Helvetica" fo:font-weight="bold" style:font-weight-asian="bold" style:font-weight-complex="bold" fo:color="#000000"/>
    </style:style>
    <style:style style:name="P37" style:parent-style-name="wprm-recipe-instruction" style:family="paragraph">
      <style:paragraph-properties fo:margin-top="0in" fo:margin-bottom="0.0729in" style:line-height-at-least="0.25in" fo:background-color="#FFFFFF"/>
      <style:text-properties style:font-name="Georgia" style:font-name-complex="Helvetica" fo:color="#555555" fo:letter-spacing="0.0034in"/>
    </style:style>
    <style:style style:name="P38" style:parent-style-name="wprm-recipe-instruction" style:family="paragraph">
      <style:paragraph-properties fo:text-align="center" fo:margin-top="0in" fo:margin-bottom="0.0729in" style:line-height-at-least="0.25in" fo:margin-left="0.8333in" fo:background-color="#FFFFFF">
        <style:tab-stops/>
      </style:paragraph-properties>
      <style:text-properties style:font-name="Georgia" style:font-name-complex="Helvetica" fo:color="#555555" fo:letter-spacing="0.0034in"/>
    </style:style>
    <style:style style:name="P39" style:parent-style-name="Heading4" style:family="paragraph">
      <style:paragraph-properties fo:margin-top="0.1333in" style:line-height-at-least="0.15in" fo:background-color="#FFFFFF"/>
    </style:style>
    <style:style style:name="T40" style:parent-style-name="DefaultParagraphFont" style:family="text">
      <style:text-properties style:font-name="Georgia" style:font-name-complex="Helvetica" fo:font-weight="bold" style:font-weight-asian="bold" style:font-weight-complex="bold" fo:color="#000000"/>
    </style:style>
    <style:style style:name="P41" style:parent-style-name="wprm-recipe-instruction" style:family="paragraph">
      <style:paragraph-properties fo:margin-top="0in" fo:margin-bottom="0.0729in" style:line-height-at-least="0.25in" fo:background-color="#FFFFFF"/>
      <style:text-properties style:font-name="Georgia" style:font-name-complex="Helvetica" fo:color="#555555" fo:letter-spacing="0.0034in"/>
    </style:style>
    <style:style style:name="P42" style:parent-style-name="wprm-recipe-instruction" style:family="paragraph">
      <style:paragraph-properties fo:text-align="center" fo:margin-top="0in" fo:margin-bottom="0.0729in" style:line-height-at-least="0.25in" fo:margin-left="0.8333in" fo:background-color="#FFFFFF">
        <style:tab-stops/>
      </style:paragraph-properties>
      <style:text-properties style:font-name="Georgia" style:font-name-complex="Helvetica" fo:color="#555555" fo:letter-spacing="0.0034in"/>
    </style:style>
    <style:style style:name="P43" style:parent-style-name="Heading4" style:family="paragraph">
      <style:paragraph-properties fo:margin-top="0.1333in" style:line-height-at-least="0.15in" fo:background-color="#FFFFFF"/>
    </style:style>
    <style:style style:name="T44" style:parent-style-name="DefaultParagraphFont" style:family="text">
      <style:text-properties style:font-name="Georgia" style:font-name-complex="Helvetica" fo:font-weight="bold" style:font-weight-asian="bold" style:font-weight-complex="bold" fo:color="#000000"/>
    </style:style>
    <style:style style:name="P45" style:parent-style-name="wprm-recipe-instruction" style:family="paragraph">
      <style:paragraph-properties fo:margin-top="0in" fo:margin-bottom="0.0729in" style:line-height-at-least="0.25in" fo:background-color="#FFFFFF"/>
      <style:text-properties style:font-name="Georgia" style:font-name-complex="Helvetica" fo:color="#555555" fo:letter-spacing="0.0034in"/>
    </style:style>
    <style:style style:name="P46" style:parent-style-name="wprm-recipe-instruction" style:family="paragraph">
      <style:paragraph-properties fo:text-align="center" fo:margin-top="0in" fo:margin-bottom="0.0729in" style:line-height-at-least="0.25in" fo:margin-left="0.8333in" fo:background-color="#FFFFFF">
        <style:tab-stops/>
      </style:paragraph-properties>
      <style:text-properties style:font-name="Georgia" style:font-name-complex="Helvetica" fo:color="#555555" fo:letter-spacing="0.0034in"/>
    </style:style>
    <style:style style:name="P47" style:parent-style-name="wprm-recipe-instruction" style:family="paragraph">
      <style:paragraph-properties fo:margin-top="0in" fo:margin-bottom="0.0729in" style:line-height-at-least="0.25in" fo:background-color="#FFFFFF"/>
      <style:text-properties style:font-name="Georgia" style:font-name-complex="Helvetica" fo:color="#555555" fo:letter-spacing="0.0034in"/>
    </style:style>
    <style:style style:name="P48" style:parent-style-name="wprm-recipe-instruction" style:family="paragraph">
      <style:paragraph-properties fo:text-align="center" fo:margin-top="0in" fo:margin-bottom="0.0729in" style:line-height-at-least="0.25in" fo:margin-left="0.8333in" fo:background-color="#FFFFFF">
        <style:tab-stops/>
      </style:paragraph-properties>
      <style:text-properties style:font-name="Georgia" style:font-name-complex="Helvetica" fo:color="#555555" fo:letter-spacing="0.0034in"/>
    </style:style>
    <style:style style:name="P49" style:parent-style-name="wprm-recipe-instruction" style:family="paragraph">
      <style:paragraph-properties fo:margin-top="0in" fo:margin-bottom="0.0729in" style:line-height-at-least="0.25in" fo:background-color="#FFFFFF"/>
      <style:text-properties style:font-name="Georgia" style:font-name-complex="Helvetica" fo:color="#555555" fo:letter-spacing="0.0034in"/>
    </style:style>
    <style:style style:name="P50" style:parent-style-name="wprm-recipe-instruction" style:family="paragraph">
      <style:paragraph-properties fo:text-align="center" fo:margin-top="0in" fo:margin-bottom="0.0729in" style:line-height-at-least="0.25in" fo:margin-left="0.8333in" fo:background-color="#FFFFFF">
        <style:tab-stops/>
      </style:paragraph-properties>
      <style:text-properties style:font-name="Georgia" style:font-name-complex="Helvetica" fo:color="#555555" fo:letter-spacing="0.0034in"/>
    </style:style>
    <style:style style:name="P51" style:parent-style-name="wprm-recipe-instruction" style:family="paragraph">
      <style:paragraph-properties fo:margin-top="0in" fo:margin-bottom="0.0729in" style:line-height-at-least="0.25in" fo:background-color="#FFFFFF"/>
      <style:text-properties style:font-name="Georgia" style:font-name-complex="Helvetica" fo:color="#555555" fo:letter-spacing="0.0034in"/>
    </style:style>
    <style:style style:name="P52" style:parent-style-name="wprm-recipe-instruction" style:family="paragraph">
      <style:paragraph-properties fo:text-align="center" fo:margin-top="0in" fo:margin-bottom="0.0729in" style:line-height-at-least="0.25in" fo:margin-left="0.8333in" fo:background-color="#FFFFFF">
        <style:tab-stops/>
      </style:paragraph-properties>
      <style:text-properties style:font-name="Georgia" style:font-name-complex="Helvetica" fo:color="#555555" fo:letter-spacing="0.0034in"/>
    </style:style>
    <style:style style:name="P53" style:parent-style-name="Heading4" style:family="paragraph">
      <style:paragraph-properties fo:margin-top="0.1333in" style:line-height-at-least="0.15in" fo:background-color="#FFFFFF"/>
    </style:style>
    <style:style style:name="T54" style:parent-style-name="DefaultParagraphFont" style:family="text">
      <style:text-properties style:font-name="Georgia" style:font-name-complex="Helvetica" fo:font-weight="bold" style:font-weight-asian="bold" style:font-weight-complex="bold" fo:color="#000000"/>
    </style:style>
    <style:style style:name="P55" style:parent-style-name="wprm-recipe-instruction" style:family="paragraph">
      <style:paragraph-properties fo:margin-top="0in" fo:margin-bottom="0.0729in" style:line-height-at-least="0.25in" fo:background-color="#FFFFFF"/>
    </style:style>
    <style:style style:name="T56" style:parent-style-name="Strong" style:family="text">
      <style:text-properties style:font-name="Georgia" style:font-name-complex="Helvetica" fo:color="#555555" fo:letter-spacing="0.0034in"/>
    </style:style>
    <style:style style:name="T57" style:parent-style-name="Strong" style:family="text">
      <style:text-properties style:font-name="Georgia" style:font-name-complex="Helvetica" fo:color="#555555" fo:letter-spacing="0.0034in"/>
    </style:style>
    <style:style style:name="T58" style:parent-style-name="DefaultParagraphFont" style:family="text">
      <style:text-properties style:font-name="Georgia" style:font-name-complex="Helvetica" fo:color="#555555" fo:letter-spacing="0.0034in"/>
    </style:style>
    <style:style style:name="T59" style:parent-style-name="DefaultParagraphFont" style:family="text">
      <style:text-properties style:font-name="Georgia" style:font-name-complex="Helvetica" fo:color="#555555" fo:letter-spacing="0.0034in"/>
    </style:style>
    <style:style style:name="P60" style:parent-style-name="wprm-recipe-instruction" style:family="paragraph">
      <style:paragraph-properties fo:text-align="center" fo:margin-top="0in" fo:margin-bottom="0.0729in" style:line-height-at-least="0.25in" fo:margin-left="0.8333in" fo:background-color="#FFFFFF">
        <style:tab-stops/>
      </style:paragraph-properties>
      <style:text-properties style:font-name="Georgia" style:font-name-complex="Helvetica" fo:color="#555555" fo:letter-spacing="0.0034in"/>
    </style:style>
    <style:style style:name="P61" style:parent-style-name="wprm-recipe-instruction" style:family="paragraph">
      <style:paragraph-properties fo:margin-top="0in" fo:margin-bottom="0.0729in" style:line-height-at-least="0.25in" fo:background-color="#FFFFFF"/>
    </style:style>
    <style:style style:name="T62" style:parent-style-name="Strong" style:family="text">
      <style:text-properties style:font-name="Georgia" style:font-name-complex="Helvetica" fo:color="#555555" fo:letter-spacing="0.0034in"/>
    </style:style>
    <style:style style:name="T63" style:parent-style-name="DefaultParagraphFont" style:family="text">
      <style:text-properties style:font-name="Georgia" style:font-name-complex="Helvetica" fo:color="#555555" fo:letter-spacing="0.0034in"/>
    </style:style>
    <style:style style:name="T64" style:parent-style-name="DefaultParagraphFont" style:family="text">
      <style:text-properties style:font-name="Georgia" style:font-name-complex="Helvetica" fo:color="#555555" fo:letter-spacing="0.0034in"/>
    </style:style>
    <style:style style:name="P65" style:parent-style-name="wprm-recipe-instruction" style:family="paragraph">
      <style:paragraph-properties fo:text-align="center" fo:margin-top="0in" fo:margin-bottom="0.0729in" style:line-height-at-least="0.25in" fo:margin-left="0.8333in" fo:background-color="#FFFFFF">
        <style:tab-stops/>
      </style:paragraph-properties>
      <style:text-properties style:font-name="Georgia" style:font-name-complex="Helvetica" fo:color="#555555" fo:letter-spacing="0.0034in"/>
    </style:style>
    <style:style style:name="P66" style:parent-style-name="Heading4" style:family="paragraph">
      <style:paragraph-properties fo:margin-top="0.1333in" style:line-height-at-least="0.15in" fo:background-color="#FFFFFF"/>
    </style:style>
    <style:style style:name="T67" style:parent-style-name="DefaultParagraphFont" style:family="text">
      <style:text-properties style:font-name="Georgia" style:font-name-complex="Helvetica" fo:font-weight="bold" style:font-weight-asian="bold" style:font-weight-complex="bold" fo:color="#000000"/>
    </style:style>
    <style:style style:name="P68" style:parent-style-name="wprm-recipe-instruction" style:family="paragraph">
      <style:paragraph-properties fo:margin-top="0in" fo:margin-bottom="0.0729in" style:line-height-at-least="0.25in" fo:background-color="#FFFFFF"/>
      <style:text-properties style:font-name="Georgia" style:font-name-complex="Helvetica" fo:color="#555555" fo:letter-spacing="0.0034in"/>
    </style:style>
    <style:style style:name="P69" style:parent-style-name="wprm-recipe-instruction" style:family="paragraph">
      <style:paragraph-properties fo:text-align="center" fo:margin-top="0in" fo:margin-bottom="0.0729in" style:line-height-at-least="0.25in" fo:margin-left="0.8333in" fo:background-color="#FFFFFF">
        <style:tab-stops/>
      </style:paragraph-properties>
      <style:text-properties style:font-name="Georgia" style:font-name-complex="Helvetica" fo:color="#555555" fo:letter-spacing="0.0034in"/>
    </style:style>
    <style:style style:name="P70" style:parent-style-name="Heading4" style:family="paragraph">
      <style:paragraph-properties fo:margin-top="0.1333in" style:line-height-at-least="0.15in" fo:background-color="#FFFFFF"/>
    </style:style>
    <style:style style:name="T71" style:parent-style-name="DefaultParagraphFont" style:family="text">
      <style:text-properties style:font-name="Georgia" style:font-name-complex="Helvetica" fo:font-weight="bold" style:font-weight-asian="bold" style:font-weight-complex="bold" fo:color="#000000"/>
    </style:style>
    <style:style style:name="P72" style:parent-style-name="wprm-recipe-instruction" style:family="paragraph">
      <style:paragraph-properties fo:margin-top="0in" fo:margin-bottom="0.0729in" style:line-height-at-least="0.25in" fo:background-color="#FFFFFF"/>
      <style:text-properties style:font-name="Georgia" style:font-name-complex="Helvetica" fo:color="#555555" fo:letter-spacing="0.0034in"/>
    </style:style>
    <style:style style:name="P73" style:parent-style-name="wprm-recipe-instruction" style:family="paragraph">
      <style:paragraph-properties fo:text-align="center" fo:margin-top="0in" fo:margin-bottom="0.0729in" style:line-height-at-least="0.25in" fo:margin-left="0.8333in" fo:background-color="#FFFFFF">
        <style:tab-stops/>
      </style:paragraph-properties>
      <style:text-properties style:font-name="Georgia" style:font-name-complex="Helvetica" fo:color="#555555" fo:letter-spacing="0.0034in"/>
    </style:style>
    <style:style style:name="P74" style:parent-style-name="Heading4" style:family="paragraph">
      <style:paragraph-properties fo:margin-top="0.1333in" style:line-height-at-least="0.15in" fo:background-color="#FFFFFF"/>
    </style:style>
    <style:style style:name="T75" style:parent-style-name="DefaultParagraphFont" style:family="text">
      <style:text-properties style:font-name="Georgia" style:font-name-complex="Helvetica" fo:font-weight="bold" style:font-weight-asian="bold" style:font-weight-complex="bold" fo:color="#000000"/>
    </style:style>
    <style:style style:name="P76" style:parent-style-name="wprm-recipe-instruction" style:family="paragraph">
      <style:paragraph-properties fo:margin-top="0in" fo:margin-bottom="0.0729in" style:line-height-at-least="0.25in" fo:background-color="#FFFFFF"/>
      <style:text-properties style:font-name="Georgia" style:font-name-complex="Helvetica" fo:color="#555555" fo:letter-spacing="0.0034in"/>
    </style:style>
    <style:style style:name="P77" style:parent-style-name="wprm-recipe-instruction" style:family="paragraph">
      <style:paragraph-properties fo:margin-top="0in" fo:margin-bottom="0.0729in" style:line-height-at-least="0.25in" fo:background-color="#FFFFFF"/>
    </style:style>
    <style:style style:name="T78" style:parent-style-name="Strong" style:family="text">
      <style:text-properties style:font-name="Georgia" style:font-name-complex="Helvetica" fo:color="#555555" fo:letter-spacing="0.0034in"/>
    </style:style>
    <style:style style:name="T79" style:parent-style-name="DefaultParagraphFont" style:family="text">
      <style:text-properties style:font-name="Georgia" style:font-name-complex="Helvetica" fo:color="#555555" fo:letter-spacing="0.0034in"/>
    </style:style>
    <style:style style:name="T80" style:parent-style-name="DefaultParagraphFont" style:family="text">
      <style:text-properties style:font-name="Georgia" style:font-name-complex="Helvetica" fo:color="#555555" fo:letter-spacing="0.0034in"/>
    </style:style>
    <style:style style:name="P81" style:parent-style-name="wprm-recipe-instruction" style:family="paragraph">
      <style:paragraph-properties fo:margin-top="0in" fo:margin-bottom="0.0729in" style:line-height-at-least="0.25in" fo:background-color="#FFFFFF"/>
    </style:style>
    <style:style style:name="P82" style:parent-style-name="wprm-recipe-instruction" style:family="paragraph">
      <style:paragraph-properties fo:margin-top="0in" fo:margin-bottom="0.0729in" style:line-height-at-least="0.25in" fo:background-color="#FFFFFF"/>
    </style:style>
    <style:style style:name="P83" style:parent-style-name="Heading3" style:family="paragraph">
      <style:paragraph-properties fo:margin-top="0.2083in" fo:margin-bottom="0in" fo:background-color="#FAFAFA"/>
      <style:text-properties style:font-name="Garamond" fo:font-weight="normal" style:font-weight-asian="normal" style:font-weight-complex="normal" fo:color="#292929" fo:font-size="22.5pt" style:font-size-asian="22.5pt" style:font-size-complex="22.5pt"/>
    </style:style>
    <style:style style:name="P84"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85"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86"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87"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88"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89" style:parent-style-name="Heading3" style:family="paragraph">
      <style:paragraph-properties fo:margin-top="0.7916in" fo:margin-bottom="0in" fo:background-color="#FAFAFA"/>
      <style:text-properties style:font-name="Garamond" fo:font-weight="normal" style:font-weight-asian="normal" style:font-weight-complex="normal" fo:color="#292929" fo:font-size="22.5pt" style:font-size-asian="22.5pt" style:font-size-complex="22.5pt"/>
    </style:style>
    <style:style style:name="P90"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91"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92" style:parent-style-name="Heading3" style:family="paragraph">
      <style:paragraph-properties fo:margin-top="0.7916in" fo:margin-bottom="0in" fo:background-color="#FAFAFA"/>
      <style:text-properties style:font-name="Garamond" fo:font-weight="normal" style:font-weight-asian="normal" style:font-weight-complex="normal" fo:color="#292929" fo:font-size="22.5pt" style:font-size-asian="22.5pt" style:font-size-complex="22.5pt"/>
    </style:style>
    <style:style style:name="P93"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94"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95" style:parent-style-name="Heading3" style:family="paragraph">
      <style:paragraph-properties fo:margin-top="0.7916in" fo:margin-bottom="0in" fo:background-color="#FAFAFA"/>
      <style:text-properties style:font-name="Garamond" fo:font-weight="normal" style:font-weight-asian="normal" style:font-weight-complex="normal" fo:color="#292929" fo:font-size="22.5pt" style:font-size-asian="22.5pt" style:font-size-complex="22.5pt"/>
    </style:style>
    <style:style style:name="P96"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97"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98"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99"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100"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101"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102" style:parent-style-name="Heading3" style:family="paragraph">
      <style:paragraph-properties fo:margin-top="0.7916in" fo:margin-bottom="0in" fo:background-color="#FAFAFA"/>
      <style:text-properties style:font-name="Garamond" fo:font-weight="normal" style:font-weight-asian="normal" style:font-weight-complex="normal" fo:color="#292929" fo:font-size="22.5pt" style:font-size-asian="22.5pt" style:font-size-complex="22.5pt"/>
    </style:style>
    <style:style style:name="P103" style:parent-style-name="NormalWeb" style:family="paragraph">
      <style:paragraph-properties fo:margin-top="0.0416in" fo:margin-bottom="0.2083in" fo:background-color="#FAFAFA"/>
      <style:text-properties style:font-name="Helvetica" fo:color="#292929" fo:font-size="13.5pt" style:font-size-asian="13.5pt" style:font-size-complex="13.5pt"/>
    </style:style>
    <style:style style:name="P104" style:parent-style-name="Heading3" style:family="paragraph">
      <style:paragraph-properties fo:margin-top="0.7916in" fo:margin-bottom="0in" fo:background-color="#FAFAFA"/>
      <style:text-properties style:font-name="Garamond" fo:font-weight="normal" style:font-weight-asian="normal" style:font-weight-complex="normal" fo:color="#292929" fo:font-size="22.5pt" style:font-size-asian="22.5pt" style:font-size-complex="22.5pt"/>
    </style:style>
    <style:style style:name="P105"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106"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107"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108"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109" style:parent-style-name="NormalWeb" style:family="paragraph">
      <style:paragraph-properties fo:margin-top="0.0416in" fo:margin-bottom="0.2083in" fo:background-color="#FAFAFA"/>
      <style:text-properties style:font-name="Helvetica" fo:color="#292929" fo:font-size="13.5pt" style:font-size-asian="13.5pt" style:font-size-complex="13.5pt"/>
    </style:style>
    <style:style style:name="P110" style:parent-style-name="Heading3" style:family="paragraph">
      <style:paragraph-properties fo:margin-top="0.7916in" fo:margin-bottom="0in" fo:background-color="#FAFAFA"/>
      <style:text-properties style:font-name="Garamond" fo:font-weight="normal" style:font-weight-asian="normal" style:font-weight-complex="normal" fo:color="#292929" fo:font-size="22.5pt" style:font-size-asian="22.5pt" style:font-size-complex="22.5pt"/>
    </style:style>
    <style:style style:name="P111"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112"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113"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114" style:parent-style-name="NormalWeb" style:family="paragraph">
      <style:paragraph-properties fo:margin-top="0.0416in" fo:margin-bottom="0.2083in" fo:background-color="#FAFAFA"/>
      <style:text-properties style:font-name="Helvetica" fo:color="#292929" fo:font-size="13.5pt" style:font-size-asian="13.5pt" style:font-size-complex="13.5pt"/>
    </style:style>
    <style:style style:name="P115" style:parent-style-name="Heading3" style:family="paragraph">
      <style:paragraph-properties fo:margin-top="0.7916in" fo:margin-bottom="0in" fo:background-color="#FAFAFA"/>
      <style:text-properties style:font-name="Garamond" fo:font-weight="normal" style:font-weight-asian="normal" style:font-weight-complex="normal" fo:color="#292929" fo:font-size="22.5pt" style:font-size-asian="22.5pt" style:font-size-complex="22.5pt"/>
    </style:style>
    <style:style style:name="P116"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117"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118" style:parent-style-name="Heading3" style:family="paragraph">
      <style:paragraph-properties fo:margin-top="0.7916in" fo:margin-bottom="0in" fo:background-color="#FAFAFA"/>
      <style:text-properties style:font-name="Garamond" fo:font-weight="normal" style:font-weight-asian="normal" style:font-weight-complex="normal" fo:color="#292929" fo:font-size="22.5pt" style:font-size-asian="22.5pt" style:font-size-complex="22.5pt"/>
    </style:style>
    <style:style style:name="P119"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120"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121"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122" style:parent-style-name="Heading2" style:family="paragraph">
      <style:paragraph-properties fo:margin-top="0.6145in" fo:background-color="#FAFAFA"/>
    </style:style>
    <style:style style:name="T123" style:parent-style-name="DefaultParagraphFont" style:family="text">
      <style:text-properties style:font-name="Garamond" fo:font-weight="bold" style:font-weight-asian="bold" style:font-weight-complex="bold" fo:color="#292929" fo:font-size="28.5pt" style:font-size-asian="28.5pt" style:font-size-complex="28.5pt"/>
    </style:style>
    <style:style style:name="P124" style:parent-style-name="Heading3" style:family="paragraph">
      <style:paragraph-properties fo:margin-top="0.2083in" fo:margin-bottom="0in" fo:background-color="#FAFAFA"/>
      <style:text-properties style:font-name="Garamond" fo:font-weight="normal" style:font-weight-asian="normal" style:font-weight-complex="normal" fo:color="#292929" fo:font-size="22.5pt" style:font-size-asian="22.5pt" style:font-size-complex="22.5pt"/>
    </style:style>
    <style:style style:name="P125"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126"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127"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128"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129"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130"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131" style:parent-style-name="Heading3" style:family="paragraph">
      <style:paragraph-properties fo:margin-top="0.7916in" fo:margin-bottom="0in" fo:background-color="#FAFAFA"/>
      <style:text-properties style:font-name="Garamond" fo:font-weight="normal" style:font-weight-asian="normal" style:font-weight-complex="normal" fo:color="#292929" fo:font-size="22.5pt" style:font-size-asian="22.5pt" style:font-size-complex="22.5pt"/>
    </style:style>
    <style:style style:name="P132"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133"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134"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135"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136"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137"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138"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139" style:parent-style-name="Heading3" style:family="paragraph">
      <style:paragraph-properties fo:margin-top="0.7916in" fo:margin-bottom="0in" fo:background-color="#FAFAFA"/>
      <style:text-properties style:font-name="Garamond" fo:font-weight="normal" style:font-weight-asian="normal" style:font-weight-complex="normal" fo:color="#292929" fo:font-size="22.5pt" style:font-size-asian="22.5pt" style:font-size-complex="22.5pt"/>
    </style:style>
    <style:style style:name="P140"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141"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142"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143"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144" style:parent-style-name="Heading3" style:family="paragraph">
      <style:paragraph-properties fo:margin-top="0.7916in" fo:margin-bottom="0in" fo:background-color="#FAFAFA"/>
      <style:text-properties style:font-name="Garamond" fo:font-weight="normal" style:font-weight-asian="normal" style:font-weight-complex="normal" fo:color="#292929" fo:font-size="22.5pt" style:font-size-asian="22.5pt" style:font-size-complex="22.5pt"/>
    </style:style>
    <style:style style:name="P145"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146"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147"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148"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149"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150"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151"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152" style:parent-style-name="Normal" style:family="paragraph">
      <style:paragraph-properties fo:margin-bottom="0.0937in" fo:line-height="100%" fo:margin-left="0.7083in" fo:margin-right="0.2083in" fo:background-color="#FAFAFA">
        <style:tab-stops>
          <style:tab-stop style:type="left" style:position="-0.2083in"/>
        </style:tab-stops>
      </style:paragraph-properties>
      <style:text-properties style:font-name="Helvetica" fo:color="#292929" fo:font-size="13.5pt" style:font-size-asian="13.5pt" style:font-size-complex="13.5pt" fo:hyphenate="true"/>
    </style:style>
    <style:style style:name="P153" style:parent-style-name="Heading3" style:family="paragraph">
      <style:paragraph-properties fo:margin-top="0.2in" fo:margin-bottom="0in" style:line-height-at-least="0.15in" fo:background-color="#FFFFFF"/>
      <style:text-properties style:font-name="Georgia" fo:font-weight="normal" style:font-weight-asian="normal" style:font-weight-complex="normal" fo:color="#000000" fo:font-size="14.5pt" style:font-size-asian="14.5pt" style:font-size-complex="14.5pt"/>
    </style:style>
  </office:automatic-styles>
  <office:body>
    <office:text text:use-soft-page-breaks="true">
      <text:h text:style-name="P1" text:outline-level="3">Instructions oi muchim</text:h>
      <text:list text:style-name="LFO1" text:continue-numbering="true">
        <text:list-item>
          <text:p text:style-name="P2">Thinly slice the cucumber (1/8 to 1/4-inch thick). Toss gently with salt and set aside for about 15 minutes.</text:p>
        </text:list-item>
      </text:list>
      <text:p text:style-name="P3"/>
      <text:list text:style-name="LFO2" text:continue-numbering="true">
        <text:list-item>
          <text:p text:style-name="P4">Drain excess liquid. Try to avoid squeezing them because they will bruise. Mix well with all of the<text:s/>remaining ingredients. Taste a little and adjust the seasonings if necessary.</text:p>
        </text:list-item>
      </text:list>
      <text:h text:style-name="P5" text:outline-level="3">Instructions kimchi jeon<text:s/></text:h>
      <text:list text:style-name="LFO3" text:continue-numbering="true">
        <text:list-item>
          <text:p text:style-name="P6">Thinly slice the kimchi, about 1/2-inch thick. Cut the scallions into about 2-inch pieces. If the white part is thick, cut in half<text:s/>lengthwise. Thinly slice the onion.</text:p>
        </text:list-item>
      </text:list>
      <text:p text:style-name="P7"/>
      <text:list text:style-name="LFO4" text:continue-numbering="true">
        <text:list-item>
          <text:p text:style-name="P8">In a large bowl, combine the flour (or pancake mix) with the kimchi juice, the optional gochujang/gochugaru and egg, and water, a little bit at a time. If you use gochujang start with dissolving the gochujang with water, and mix everything together. Do not over mix.<text:s/></text:p>
        </text:list-item>
      </text:list>
      <text:p text:style-name="P9"/>
      <text:list text:style-name="LFO5" text:continue-numbering="true">
        <text:list-item>
          <text:p text:style-name="P10">Add a little more water if the batter is too thick. The batter should flow easily from a spoon.</text:p>
        </text:list-item>
      </text:list>
      <text:p text:style-name="P11"/>
      <text:list text:style-name="LFO6" text:continue-numbering="true">
        <text:list-item>
          <text:p text:style-name="P12">Stir in the kimchi, spring onions, onion and the optional protein of your choice if you want to add meat.</text:p>
        </text:list-item>
      </text:list>
      <text:p text:style-name="P13"/>
      <text:list text:style-name="LFO7" text:continue-numbering="true">
        <text:list-item>
          <text:p text:style-name="P14">Heat one tablespoon of oil in a non-stick pan over medium heat. Ladle the mixture into the pan, and spread it evenly into a thin round shape. Cook until the edges turn light golden brown, about 3 minutes. Turn it over, and add more oil to the sides of the pan. Gently swirl the pan to distribute the oil under the pancakes. Press the pancake down with a spatula. Cook until the other side is nicely browned and crispy, 2 to 3 minutes.</text:p>
        </text:list-item>
      </text:list>
      <text:p text:style-name="P15"/>
      <text:list text:style-name="LFO8" text:continue-numbering="true">
        <text:list-item>
          <text:p text:style-name="P16">Repeat the process until there is no remaining batter. Serve hot with a dipping sauce, if you want to be fancy.</text:p>
        </text:list-item>
      </text:list>
      <text:p text:style-name="P17"/>
      <text:soft-page-break/>
      <text:h text:style-name="P18" text:outline-level="3">Instructions tteokbokki</text:h>
      <text:list text:style-name="LFO9" text:continue-numbering="true">
        <text:list-item>
          <text:p text:style-name="P19">Soak the rice cakes for about 20 minutes <text:s/>to soften them.(can be longer for refrigerated rice cakes).</text:p>
        </text:list-item>
      </text:list>
      <text:p text:style-name="P20"/>
      <text:list text:style-name="LFO10" text:continue-numbering="true">
        <text:list-item>
          <text:p text:style-name="P21">Cut the fish cake, cabbage, and spring onions into about 2-inch long pieces.</text:p>
        </text:list-item>
      </text:list>
      <text:p text:style-name="P22"/>
      <text:list text:style-name="LFO11" text:continue-numbering="true">
        <text:list-item>
          <text:p text:style-name="P23">To a large<text:s/>pan, add the dried anchovies, dried kelp, and onion along with 5 cups of water. Bring it to a boil over medium high heat, and continue to boil for 10 minutes. Reduce it close to medium if your heat is very high. Remove the anchovies, dasima and onion from<text:s/>the broth.</text:p>
        </text:list-item>
      </text:list>
      <text:p text:style-name="P24"/>
      <text:list text:style-name="LFO12" text:continue-numbering="true">
        <text:list-item>
          <text:p text:style-name="P25">Add the sauce ingredients to the pan, stirring to dissolve the red chili pepper paste (gochujang).</text:p>
        </text:list-item>
      </text:list>
      <text:p text:style-name="P26"/>
      <text:list text:style-name="LFO13" text:continue-numbering="true">
        <text:list-item>
          <text:p text:style-name="P27">Add the rice cakes. Boil until the rice cakes become very soft and the sauce is thickened, about 8 - 10 minutes. This can take longer,<text:s/>depending on your rice cakes. Stir frequently so the rice cakes don't stick to the bottom of the pan.</text:p>
        </text:list-item>
      </text:list>
      <text:p text:style-name="P28"/>
      <text:list text:style-name="LFO14" text:continue-numbering="true">
        <text:list-item>
          <text:p text:style-name="P29">Drop the vegetables, garlic, and fish cakes in. Continue to boil, stirring occasionally, for an additional 4 - 6 minutes. Depending on rice cakes, you may need more time to reach a desired level of softness. Add more broth or water as necessary. Drop in the scallions and boiled eggs with 2 to 3 minutes remaining. Taste the sauce, adjust the seasoning if needed and add cheese if you want too. Serve hot.</text:p>
        </text:list-item>
      </text:list>
      <text:p text:style-name="P30"/>
      <text:h text:style-name="P31" text:outline-level="3"><text:span text:style-name="T32">In</text:span><text:span text:style-name="T33">structions bibimbap</text:span><text:span text:style-name="T34"><text:s/>Instructions</text:span></text:h>
      <text:h text:style-name="P35" text:outline-level="4"><text:span text:style-name="T36">Rice:</text:span></text:h>
      <text:list text:style-name="LFO15" text:continue-numbering="true">
        <text:list-item>
          <text:p text:style-name="P37">Cook the rice, without soaking and using a little less water than the amount you normally use. The rice for bibimbap should be a little drier than usual for best results.</text:p>
        </text:list-item>
      </text:list>
      <text:p text:style-name="P38"/>
      <text:soft-page-break/>
      <text:h text:style-name="P39" text:outline-level="4"><text:span text:style-name="T40">Meat:</text:span></text:h>
      <text:list text:style-name="LFO16" text:continue-numbering="true">
        <text:list-item>
          <text:p text:style-name="P41">Beef: Cut into thin 2-inch long strips.<text:s/>Mix in 1.5 tablespoons of soy sauce, 2 teaspoons of sugar, 2 teaspoons of sesame oil, 2 teaspoons of rice wine, 1 tablespoon of chopped scallion, 1 teaspoon minced garlic, 1/2 sesame seeds and a pinch of pepper. Marinate for 20 minutes. Sauté in a skillet<text:s/>for 2-3 minutes over high heat.</text:p>
        </text:list-item>
      </text:list>
      <text:p text:style-name="P42"/>
      <text:h text:style-name="P43" text:outline-level="4"><text:span text:style-name="T44">Vegetables:</text:span></text:h>
      <text:list text:style-name="LFO17" text:continue-numbering="true">
        <text:list-item>
          <text:p text:style-name="P45">Bean sprouts: Bring 2 cups of water to a boil. Add the bean sprouts and briefly blanch, about 1 minute, flipping over once. Drain quickly and shock in cold water to stop cooking. Drain again. Toss with 1/2<text:s/>teaspoon of minced garlic, 1 teaspoon of sesame oil, 1/2 teaspoon of sesame seeds, and salt (about 1/2 teaspoon).</text:p>
        </text:list-item>
      </text:list>
      <text:p text:style-name="P46"/>
      <text:list text:style-name="LFO18" text:continue-numbering="true">
        <text:list-item>
          <text:p text:style-name="P47">Spinach: Blanch the spinach in salted boiling water only until wilted, about 40 seconds. Drain quickly and shock in cold water. Squeeze out water. Cut into 3-inch lengths. Toss with 1 tablespoon of chopped scallion, 1/2 teaspoon minced garlic, 1 teaspoon of sesame oil, 1/2 teaspoon of sesame seeds and salt (about 1/2 teaspoon).</text:p>
        </text:list-item>
      </text:list>
      <text:p text:style-name="P48"/>
      <text:list text:style-name="LFO19" text:continue-numbering="true">
        <text:list-item>
          <text:p text:style-name="P49">Cucumbers: Cut the cucumbers in half lengthwise and then thinly slice crosswise. Generously sprinkle salt (about 1/2 teaspoon) over sliced cucumbers and set aside for 10 - 15 minutes. Squeeze out excess liquid. Toss with 1 tablespoon of chopped scallion, 1/2 teaspoon minced garlic, 1 teaspoon sesame oil and 1/2 teaspoon<text:s/>of sesame seeds.</text:p>
        </text:list-item>
      </text:list>
      <text:p text:style-name="P50"/>
      <text:list text:style-name="LFO20" text:continue-numbering="true">
        <text:list-item>
          <text:p text:style-name="P51">Mushrooms and carrots: Thinly slice the mushrooms and carrots. Sauté each vegetable in a lightly oiled skillet for 1 - 2 minutes over medium-high heat, sprinkling with salt (about 1/4 teaspoon).</text:p>
        </text:list-item>
      </text:list>
      <text:p text:style-name="P52"/>
      <text:h text:style-name="P53" text:outline-level="4"><text:span text:style-name="T54">More vegetable options:</text:span></text:h>
      <text:list text:style-name="LFO21" text:continue-numbering="true">
        <text:list-item>
          <text:p text:style-name="P55"><text:span text:style-name="T56">Kongnamul (Soybean</text:span><text:span text:style-name="T57"><text:s/>sprouts): </text:span><text:span text:style-name="T58">Bring 2 cups of water to a boil. Add the soy beansprouts and boil for 2-3 minutes. Drain quickly and shock in cold water to stop cooking. Drain again. Toss with 1/2 teaspoon of minced garlic, 1 teaspoon of sesame oil, 1/2 teaspoon of sesame seed</text:span><text:span text:style-name="T59">s, and salt (about 1/2 teaspoon) to taste.</text:span></text:p>
        </text:list-item>
      </text:list>
      <text:p text:style-name="P60"/>
      <text:list text:style-name="LFO22" text:continue-numbering="true">
        <text:list-item>
          <text:p text:style-name="P61"><text:span text:style-name="T62">Musaengchae (spicy radish salad):</text:span><text:span text:style-name="T63"> Cut 10 ounces of Korean radish (mu) into matchsticks. Add 2 tablespoons of chopped scallion, 1 tablespoon of gochugaru, 1 teaspoon minced garlic, 1/2 teaspoon salt (or more to<text:s/></text:span><text:span text:style-name="T64">taste), 1 teaspoon sugar, and 1 teaspoon sesame seeds. Mix everything well.</text:span></text:p>
        </text:list-item>
      </text:list>
      <text:p text:style-name="P65"/>
      <text:h text:style-name="P66" text:outline-level="4"><text:span text:style-name="T67">Optional Eggs:</text:span></text:h>
      <text:list text:style-name="LFO23" text:continue-numbering="true">
        <text:list-item>
          <text:p text:style-name="P68">Fry the eggs sunny side up or to your preference.</text:p>
        </text:list-item>
      </text:list>
      <text:p text:style-name="P69"/>
      <text:h text:style-name="P70" text:outline-level="4"><text:span text:style-name="T71">Bibimbap sauce:</text:span></text:h>
      <text:list text:style-name="LFO24" text:continue-numbering="true">
        <text:list-item>
          <text:p text:style-name="P72">Combine all of the sauce ingredients in a small bowl and mix thoroughly.</text:p>
        </text:list-item>
      </text:list>
      <text:p text:style-name="P73"/>
      <text:h text:style-name="P74" text:outline-level="4"><text:span text:style-name="T75">Assembling:</text:span></text:h>
      <text:list text:style-name="LFO25" text:continue-numbering="true">
        <text:list-item>
          <text:p text:style-name="P76">Place a<text:s/>serving of rice in a big bowl. Nicely arrange a small amount of each prepared vegetable and beef over the rice. Drizzle a little sesame oil over. Top with an optional fried egg and serve with the sauce.</text:p>
        </text:list-item>
      </text:list>
      <text:list text:style-name="LFO26" text:continue-numbering="true">
        <text:list-item>
          <text:p text:style-name="P77"><text:span text:style-name="T78">For dolsot bibimbap: </text:span><text:span text:style-name="T79">Lightly oil a stone or earthenwa</text:span><text:span text:style-name="T80">re bowl with a teaspoon of sesame oil over medium heat. Add a serving of cooked rice and arrange the toppings on top. Cook for several minutes until the rice sizzles.</text:span></text:p>
        </text:list-item>
      </text:list>
      <text:p text:style-name="P81">Yakgwa</text:p>
      <text:p text:style-name="P82"/>
      <text:h text:style-name="P83" text:outline-level="3">Coat the flour in oil:</text:h>
      <text:list text:style-name="LFO27" text:continue-numbering="true">
        <text:list-item>
          <text:p text:style-name="P84">Sift the flour through a coarse mesh strainer into a large bowl.</text:p>
        </text:list-item>
        <text:list-item>
          <text:p text:style-name="P85">Drizzle the sesame oil and the cooking oil over the flour, circularly. Add the cinnamon powder.</text:p>
        </text:list-item>
        <text:list-item>
          <text:p text:style-name="P86">Using a rice scoop (or a wooden spoon), mix the oil in with the flour until well blended. To get rid of the larger lumps, gently rub the flour between your both hands, a little bit at at time, breaking up the lumps. Keep doing it until the big lumps are gone and the flour is well blended with the oil.</text:p>
        </text:list-item>
        <text:list-item>
          <text:p text:style-name="P87">Sift the seasoned flour into a bowl or an airtight container.</text:p>
        </text:list-item>
        <text:list-item>
          <text:p text:style-name="P88">Cover and set aside. You can refrigerate it for later if you’re not going to make the cookies right away.</text:p>
        </text:list-item>
      </text:list>
      <text:soft-page-break/>
      <text:h text:style-name="P89" text:outline-level="3">Mix the flavored honey:</text:h>
      <text:list text:style-name="LFO28" text:continue-numbering="true">
        <text:list-item>
          <text:p text:style-name="P90">Combine the ginger juice, salt, honey, soju, and black pepper in a small bowl.</text:p>
        </text:list-item>
        <text:list-item>
          <text:p text:style-name="P91">Mix well with a wooden spoon until the honey is dissolved. Set aside.</text:p>
        </text:list-item>
      </text:list>
      <text:h text:style-name="P92" text:outline-level="3">Make the coating syrup:</text:h>
      <text:list text:style-name="LFO29" text:continue-numbering="true">
        <text:list-item>
          <text:p text:style-name="P93">Combine the ginger juice, rice syrup, water, and sugar in a large sauce pan. The cookies will eventually be added to this pan, so choose one large and wide enough to fit all of them.</text:p>
        </text:list-item>
        <text:list-item>
          <text:p text:style-name="P94">Cook uncovered over medium heat for 10 to 12 minutes until small bubbles pop up and cover about ½ of the surface. The consistency of the syrup should still be runny. Remove from the heat.</text:p>
        </text:list-item>
      </text:list>
      <text:h text:style-name="P95" text:outline-level="3">Cookies are ready to roll out!!</text:h>
      <text:list text:style-name="LFO30" text:continue-numbering="true">
        <text:list-item>
          <text:p text:style-name="P96">Add the flavored honey and soju mixture to the oiled flour a little by little as you mix it in. Use a wooden spoon (or a rice scoop) in a chopping motion to mix it up, as opposed to kneading it in like bread or noodles. Eventually it will look like crumbled dough but it will form roughly into one lump.</text:p>
        </text:list-item>
        <text:list-item>
          <text:p text:style-name="P97">Put the dough on your large cutting board or workspace. Press and gently grab the dough with both hands to shape it up a bit, without kneading.</text:p>
        </text:list-item>
        <text:list-item>
          <text:p text:style-name="P98">Use your roller to shape and beat it into a rectangle about 6 x 12 inches and ⅓ inch thick. Fold or cut it in half and then roll it out into a rectangle again. Do this a couple of times to give the cookies some nice layers.</text:p>
        </text:list-item>
        <text:list-item>
          <text:p text:style-name="P99"/>
        </text:list-item>
        <text:list-item>
          <text:p text:style-name="P100">Cut the dough into about 1 inch squares or use a cookie cutter to create some fun shapes. I used a 2½ inch flower shaped pie plunger and a heart shaped cookie cutter, but some people just cut it into squares.  You should get about 20 to 24 cookies.</text:p>
        </text:list-item>
        <text:list-item>
          <text:p text:style-name="P101">Poke some holes in the middle of the cookies with a chopstick so the dough cooks evenly in the oil.</text:p>
        </text:list-item>
      </text:list>
      <text:h text:style-name="P102" text:outline-level="3">Fry the cookies:</text:h>
      <text:p text:style-name="P103">Yakgwa is fried 2 times. The first fry is done longer at a low temperature, about 250°F (120°C), and the second fry is shorter at high temperature, about 330°F (165°C). The first fry cooks the cookies evenly and slowly so the layers gradually expand. If we use high temperatures the cookies won’t cook on the inside and expand, and the outside will burn. The second fry is at a high temperature to make a nice brown color on the outside and to make the cookie a bit crunchy.</text:p>
      <text:h text:style-name="P104" text:outline-level="3">1st fry:</text:h>
      <text:list text:style-name="LFO31" text:continue-numbering="true">
        <text:list-item>
          <text:p text:style-name="P105">Heat 2 inches of cooking oil in a skillet over medium heat for about 5 minutes. I used 4 cups grape seed oil in my 12 inch skillet.</text:p>
        </text:list-item>
        <text:list-item>
          <text:p text:style-name="P106">When the temperature reaches around 250°F (120°C), add the raw cookies one by one. They will sink to the bottom of the skillet at first but soon small bubbles will come up and about 5 minutes later they will float to the surface one by one.</text:p>
        </text:list-item>
        <text:list-item>
          <text:p text:style-name="P107">Turn them over with long wooden cooking chopsticks or tongs. Keep moving and turning them in the oil so they cook evenly, until both sides turn light brown, which should take about 5 minutes.</text:p>
        </text:list-item>
        <text:list-item>
          <text:p text:style-name="P108">Remove the cookies and put them into a stainless-steel strainer over a bowl. Drain the excess oil and set aside.</text:p>
        </text:list-item>
      </text:list>
      <text:p text:style-name="P109"/>
      <text:h text:style-name="P110" text:outline-level="3">2nd fry:</text:h>
      <text:list text:style-name="LFO32" text:continue-numbering="true">
        <text:list-item>
          <text:p text:style-name="P111">Increase the heat to medium-high for a couple of minutes until the oil heats up to about 330°F (165°C).</text:p>
        </text:list-item>
        <text:list-item>
          <text:p text:style-name="P112">Fry the cookies and turn them over for 2 to 3 minutes until both sides of each cookie turn a nice brown.</text:p>
        </text:list-item>
        <text:list-item>
          <text:p text:style-name="P113">Remove them from the oil and put them into a stainless-steel strainer over a bowl.</text:p>
        </text:list-item>
      </text:list>
      <text:p text:style-name="P114"/>
      <text:h text:style-name="P115" text:outline-level="3">Coat the cookies in syrup:</text:h>
      <text:list text:style-name="LFO33" text:continue-numbering="true">
        <text:list-item>
          <text:p text:style-name="P116">Drain the excess oil for a minute, then add all the cookies to the coating syrup in the pan.</text:p>
        </text:list-item>
        <text:list-item>
          <text:p text:style-name="P117">Mix them with a wooden spoon and let them sit in the pan at least 3 to 4 hours up to overnight, turning them over a couple of times now and then to soak them evenly.</text:p>
        </text:list-item>
      </text:list>
      <text:h text:style-name="P118" text:outline-level="3">Serve:</text:h>
      <text:list text:style-name="LFO34" text:continue-numbering="true">
        <text:list-item>
          <text:p text:style-name="P119">Use a slotted spoon to remove the cookies from the pan and place some on a plate.</text:p>
        </text:list-item>
        <text:list-item>
          <text:p text:style-name="P120">Garnish with pumpkin seeds and/or pine nuts, and/or threads of ginger.</text:p>
        </text:list-item>
        <text:list-item>
          <text:p text:style-name="P121">Serve with your favorite tea of coffee. I usually eat them with green tea. You can freeze these cookies for months.</text:p>
        </text:list-item>
      </text:list>
      <text:h text:style-name="P122" text:outline-level="2"><text:span text:style-name="T123">Directions</text:span></text:h>
      <text:h text:style-name="P124" text:outline-level="3">Omija dasik:</text:h>
      <text:list text:style-name="LFO35" text:continue-numbering="true">
        <text:list-item>
          <text:p text:style-name="P125">Combine the dried omija and the water in a container and let it sit for 24 hours until the water turns red.<text:line-break/></text:p>
        </text:list-item>
        <text:list-item>
          <text:p text:style-name="P126">Heat a skillet over medium heat and add the glutinous rice flour. Stir and cook for 2 to 3 minutes until it turns to light creamy and smells a little toasty and nutty. Remove from the heat and transfer to a small bowl.</text:p>
        </text:list-item>
        <text:list-item>
          <text:p text:style-name="P127">Add the omija water and the honey. Mix it well with a small wooden spoon and then knead it by hand until it sticks into one lump of dough.</text:p>
        </text:list-item>
        <text:list-item>
          <text:p text:style-name="P128">Divide the dough into 7 equal size portions and insert them into the top frame of the mold (you may need to do in batches if your mold holds less than 7). Gently and firmly press and smooth each cookie into the mold by hand.</text:p>
        </text:list-item>
        <text:list-item>
          <text:p text:style-name="P129">Gently lift the bottom frame of the mold so that the cookies pop out the top.</text:p>
        </text:list-item>
        <text:list-item>
          <text:p text:style-name="P130">Remove each cookie and set on a plate, patterned part up. Serve with tea.</text:p>
        </text:list-item>
      </text:list>
      <text:h text:style-name="P131" text:outline-level="3">Green pea dasik:</text:h>
      <text:list text:style-name="LFO36" text:continue-numbering="true">
        <text:list-item>
          <text:p text:style-name="P132">Wash the peas and drain the water. Heat a skillet over medium heat and add the peas.</text:p>
        </text:list-item>
        <text:list-item>
          <text:p text:style-name="P133">Cook the peas, stirring with a wooden spoon for about 5 minutes until light brown. Remove from the heat.<text:line-break/></text:p>
        </text:list-item>
        <text:list-item>
          <text:p text:style-name="P134">Transfer the peas into a spice grinder (or a coffee grinder) and grind into a fine powder.</text:p>
        </text:list-item>
        <text:list-item>
          <text:p text:style-name="P135">Combine the ground peas and the honey in a small bowl and mix well with a small wooden spoon. Then knead it by hand until it all sticks into one lump of dough.</text:p>
        </text:list-item>
        <text:list-item>
          <text:p text:style-name="P136">Divide the dough into 7 equal size portions and insert them into the top frame of the mold (you may need to do in batches if your mold holds less than 7). Gently and firmly press and smooth each cookie into the mold by hand.</text:p>
        </text:list-item>
        <text:list-item>
          <text:p text:style-name="P137">Gently lift the bottom frame of the mold so that the cookies pop out the top.</text:p>
        </text:list-item>
        <text:list-item>
          <text:p text:style-name="P138">Remove each cookie and set on a plate, patterned part up. Serve with tea.</text:p>
        </text:list-item>
      </text:list>
      <text:h text:style-name="P139" text:outline-level="3">Pine pollen dasik:</text:h>
      <text:soft-page-break/>
      <text:list text:style-name="LFO37" text:continue-numbering="true">
        <text:list-item>
          <text:p text:style-name="P140">Combine the powder and the honey in a small bowl and mix well with a small wooden spoon. Then knead it by hand until it all sticks into one lump of dough.</text:p>
        </text:list-item>
        <text:list-item>
          <text:p text:style-name="P141">Divide the dough into 7 equal size portions and insert them into the top frame of the mold (you may need to do in batches if your mold holds less than 7). Gently and firmly press and smooth each cookie into the mold by hand.</text:p>
        </text:list-item>
        <text:list-item>
          <text:p text:style-name="P142">Gently lift the bottom frame of the mold so that the cookies pop out the top.</text:p>
        </text:list-item>
        <text:list-item>
          <text:p text:style-name="P143">Remove each cookie and set on a plate, patterned part up. Serve with tea.</text:p>
        </text:list-item>
      </text:list>
      <text:h text:style-name="P144" text:outline-level="3">Black sesame seed dasik:</text:h>
      <text:list text:style-name="LFO38" text:continue-numbering="true">
        <text:list-item>
          <text:p text:style-name="P145">Wash the black sesame seeds in a strainer under running water. Drain well.</text:p>
        </text:list-item>
        <text:list-item>
          <text:p text:style-name="P146">Heat a skillet over medium heat and add the sesame seeds. Cook the seeds, stirring with a wooden spoon for about 7 to 8 minutes until they turn crunchy and smell nutty.</text:p>
        </text:list-item>
        <text:list-item>
          <text:p text:style-name="P147">Remove from the heat. Transfer the seeds into a spice grinder (or a coffee grinder) and grind into a fine powder and a little sticky.</text:p>
        </text:list-item>
        <text:list-item>
          <text:p text:style-name="P148">Sift through a fine stainless-steel strainer to get a powder. Use a spoon to press as much of the powder through as you can. Discard the leftover stuff caught by the strainer.</text:p>
        </text:list-item>
        <text:list-item>
          <text:p text:style-name="P149">Combine the sesame seeds powder and the honey in a small bowl. Mix it well with a small wooden spoon until it all sticks into one lump of dough. You don’t have to knead it.</text:p>
        </text:list-item>
        <text:list-item>
          <text:p text:style-name="P150">Divide the dough into 7 equal size portions and insert them into the top frame of the mold (you may need to do in batches if your mold holds less than 7). Gently and firmly press and smooth each cookie into the mold by hand.</text:p>
        </text:list-item>
        <text:list-item>
          <text:p text:style-name="P151">Gently lift the bottom frame of the mold so that the cookies pop out the top.</text:p>
        </text:list-item>
        <text:list-item>
          <text:p text:style-name="P152">Remove each cookie and set on a plate, patterned part up. Serve with tea.</text:p>
        </text:list-item>
      </text:list>
      <text:h text:style-name="P153" text:outline-level="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Helvetica" svg:font-family="Helvetica" style:font-family-generic="swiss" style:font-pitch="variable" svg:panose-1="2 11 6 4 2 2 2 2 2 4"/>
    <style:font-face style:name="Garamond" svg:font-family="Garamond" style:font-family-generic="roman" style:font-pitch="variable" svg:panose-1="2 2 4 4 3 3 1 1 8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fo:font-weight="bold" style:font-weight-asian="bold" style:font-weight-complex="bold" fo:font-size="13.5pt" style:font-size-asian="13.5pt" style:font-size-complex="13.5pt" style:language-asian="en" style:country-asian="GB"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wprm-recipe-instruction" style:display-name="wprm-recipe-instruction"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tru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entry-metadata--date" style:display-name="entry-metadata--date"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true"/>
    </style:style>
    <style:style style:name="updated" style:display-name="updated" style:family="text" style:parent-style-name="DefaultParagraphFont"/>
    <style:style style:name="rmp-heading" style:display-name="rmp-heading"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avidson, Emma</meta:initial-creator>
    <dc:creator>Davidson, Emma</dc:creator>
    <meta:creation-date>2023-03-25T17:25:00Z</meta:creation-date>
    <dc:date>2023-03-31T16:16:00Z</dc:date>
    <meta:template xlink:href="Normal" xlink:type="simple"/>
    <meta:editing-cycles>4</meta:editing-cycles>
    <meta:editing-duration>PT99120S</meta:editing-duration>
    <meta:document-statistic meta:page-count="9" meta:paragraph-count="26" meta:word-count="2006" meta:character-count="13420" meta:row-count="95" meta:non-whitespace-character-count="11440"/>
  </office:meta>
</office:document-meta>
</file>